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ATEGUI TRIGOSO JORGE ALE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339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89782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ATEGUI TRIGOSO JORGE ALEX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39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8978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9358422</text:p>
          </table:table-cell>
          <table:table-cell table:style-name="Tabla2.D3" office:value-type="string">
            <text:p text:style-name="P23">9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7:18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